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fo:font-size="14pt" officeooo:rsid="001c8a98" officeooo:paragraph-rsid="001c8a98" style:font-size-asian="14pt" style:font-size-complex="14pt"/>
    </style:style>
    <style:style style:name="P2" style:family="paragraph" style:parent-style-name="Standard" style:list-style-name="L1">
      <style:paragraph-properties fo:text-align="start" style:justify-single-word="false"/>
      <style:text-properties style:text-position="0% 100%" fo:font-size="14pt" fo:font-weight="bold" officeooo:rsid="001c8a98" officeooo:paragraph-rsid="001c8a98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position="0% 100%" fo:font-size="18pt" fo:font-weight="bold" officeooo:rsid="001c8a98" officeooo:paragraph-rsid="001c8a98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position="0% 100%" fo:font-size="18pt" fo:font-weight="bold" officeooo:rsid="002e88a0" officeooo:paragraph-rsid="002e88a0" style:font-size-asian="18pt" style:font-weight-asian="bold" style:font-size-complex="18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fo:font-size="13pt" officeooo:rsid="001cf159" officeooo:paragraph-rsid="001cf159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3pt" officeooo:rsid="001cf159" officeooo:paragraph-rsid="001cf159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3pt" officeooo:rsid="001c8a98" officeooo:paragraph-rsid="001c8a98" style:font-size-asian="13pt" style:font-size-complex="13pt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fo:font-size="13pt" officeooo:rsid="001c8a98" officeooo:paragraph-rsid="001c8a98" style:font-size-asian="13pt" style:font-size-complex="13pt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fo:font-size="13pt" officeooo:rsid="001c8a98" officeooo:paragraph-rsid="001cf159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style:text-position="0% 100%" fo:font-size="13pt" officeooo:rsid="001c8a98" officeooo:paragraph-rsid="001cf159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3pt" officeooo:rsid="0023381a" officeooo:paragraph-rsid="0023381a" style:font-size-asian="13pt" style:font-size-complex="13pt"/>
    </style:style>
    <style:style style:name="P12" style:family="paragraph" style:parent-style-name="Standard" style:list-style-name="L13">
      <style:paragraph-properties fo:text-align="start" style:justify-single-word="false"/>
      <style:text-properties style:text-position="0% 100%" fo:font-size="13pt" officeooo:rsid="0029dc83" officeooo:paragraph-rsid="002ca86d" style:font-size-asian="13pt" style:font-size-complex="13pt"/>
    </style:style>
    <style:style style:name="P13" style:family="paragraph" style:parent-style-name="Standard" style:list-style-name="L14">
      <style:paragraph-properties fo:text-align="start" style:justify-single-word="false"/>
      <style:text-properties style:text-position="0% 100%" fo:font-size="13pt" officeooo:rsid="0029dc83" officeooo:paragraph-rsid="002ca86d" style:font-size-asian="13pt" style:font-size-complex="13pt"/>
    </style:style>
    <style:style style:name="P14" style:family="paragraph" style:parent-style-name="Standard" style:list-style-name="L11">
      <style:paragraph-properties fo:text-align="start" style:justify-single-word="false"/>
      <style:text-properties style:text-position="0% 100%" fo:font-size="13pt" fo:font-weight="bold" officeooo:rsid="0029dc83" officeooo:paragraph-rsid="002ca86d" style:font-size-asian="13pt" style:font-weight-asian="bold" style:font-size-complex="13pt" style:font-weight-complex="bold"/>
    </style:style>
    <style:style style:name="P15" style:family="paragraph" style:parent-style-name="Standard" style:list-style-name="L12">
      <style:paragraph-properties fo:text-align="start" style:justify-single-word="false"/>
      <style:text-properties style:text-position="0% 100%" fo:font-size="13pt" fo:font-weight="bold" officeooo:rsid="0029dc83" officeooo:paragraph-rsid="002ca86d" style:font-size-asian="13pt" style:font-weight-asian="bold" style:font-size-complex="13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3pt" officeooo:paragraph-rsid="001cf159" style:font-size-asian="13pt" style:font-size-complex="13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3pt" officeooo:paragraph-rsid="0029dc83" style:font-size-asian="13pt" style:font-size-complex="13pt"/>
    </style:style>
    <style:style style:name="P18" style:family="paragraph" style:parent-style-name="Standard">
      <style:paragraph-properties fo:text-align="start" style:justify-single-word="false"/>
      <style:text-properties fo:font-size="13pt" officeooo:paragraph-rsid="001cf159" style:font-size-asian="13pt" style:font-size-complex="13pt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3pt" fo:font-weight="bold" officeooo:paragraph-rsid="0029dc83" style:font-size-asian="13pt" style:font-weight-asian="bold" style:font-size-complex="13pt" style:font-weight-complex="bold"/>
    </style:style>
    <style:style style:name="T1" style:family="text">
      <style:text-properties officeooo:rsid="001c8a98"/>
    </style:style>
    <style:style style:name="T2" style:family="text">
      <style:text-properties style:text-position="0% 100%" fo:font-size="13pt" officeooo:rsid="001dfcbc" style:font-size-asian="13pt" style:font-size-complex="13pt"/>
    </style:style>
    <style:style style:name="T3" style:family="text">
      <style:text-properties style:text-position="0% 100%" fo:font-size="13pt" officeooo:rsid="0029dc83" style:font-size-asian="13pt" style:font-size-complex="13pt"/>
    </style:style>
    <style:style style:name="T4" style:family="text">
      <style:text-properties style:text-position="0% 100%" fo:font-size="13pt" officeooo:rsid="001ffbe0" style:font-size-asian="13pt" style:font-size-complex="13pt"/>
    </style:style>
    <style:style style:name="T5" style:family="text">
      <style:text-properties style:text-position="0% 100%" officeooo:rsid="002074d9"/>
    </style:style>
    <style:style style:name="T6" style:family="text">
      <style:text-properties style:text-position="0% 100%" officeooo:rsid="001cf159"/>
    </style:style>
    <style:style style:name="T7" style:family="text">
      <style:text-properties style:text-position="0% 100%" fo:font-style="normal" officeooo:rsid="001cf159" style:font-style-asian="normal" style:font-style-complex="normal"/>
    </style:style>
    <style:style style:name="T8" style:family="text">
      <style:text-properties style:text-position="0% 100%" fo:font-style="normal" fo:font-weight="bold" officeooo:rsid="001cf159" style:font-style-asian="normal" style:font-weight-asian="bold" style:font-style-complex="normal" style:font-weight-complex="bold"/>
    </style:style>
    <style:style style:name="T9" style:family="text">
      <style:text-properties style:text-position="0% 100%" officeooo:rsid="0029dc83"/>
    </style:style>
    <style:style style:name="T10" style:family="text">
      <style:text-properties style:text-position="0% 100%" officeooo:rsid="001dfcbc"/>
    </style:style>
    <style:style style:name="T11" style:family="text">
      <style:text-properties style:text-position="0% 100%" officeooo:rsid="001ffbe0"/>
    </style:style>
    <style:style style:name="T12" style:family="text">
      <style:text-properties style:text-position="0% 100%" officeooo:rsid="002ca86d"/>
    </style:style>
    <style:style style:name="T13" style:family="text">
      <style:text-properties officeooo:rsid="001dfcbc"/>
    </style:style>
    <style:style style:name="T14" style:family="text">
      <style:text-properties fo:font-size="13pt" fo:font-weight="bold" style:font-size-asian="13pt" style:font-weight-asian="bold" style:font-size-complex="13pt" style:font-weight-complex="bold"/>
    </style:style>
    <style:style style:name="T15" style:family="text">
      <style:text-properties fo:font-size="14pt" officeooo:rsid="001c8a98" style:font-size-asian="14pt" style:font-size-complex="14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5pt" fo:font-weight="bold" style:font-size-asian="15pt" style:font-weight-asian="bold" style:font-size-complex="15pt" style:font-weight-complex="bold"/>
    </style:style>
    <style:style style:name="T18" style:family="text">
      <style:text-properties officeooo:rsid="001ffbe0"/>
    </style:style>
    <style:style style:name="T19" style:family="text">
      <style:text-properties officeooo:rsid="002074d9"/>
    </style:style>
    <style:style style:name="T20" style:family="text">
      <style:text-properties officeooo:rsid="0023381a"/>
    </style:style>
    <style:style style:name="T21" style:family="text">
      <style:text-properties officeooo:rsid="0026b4a9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887ed" style:font-weight-asian="bold" style:font-weight-complex="bold"/>
    </style:style>
    <style:style style:name="T24" style:family="text">
      <style:text-properties fo:font-weight="bold" officeooo:rsid="002b12d5" style:font-weight-asian="bold" style:font-weight-complex="bold"/>
    </style:style>
    <style:style style:name="T25" style:family="text">
      <style:text-properties fo:font-weight="bold" officeooo:rsid="002ca86d" style:font-weight-asian="bold" style:font-weight-complex="bold"/>
    </style:style>
    <style:style style:name="T26" style:family="text">
      <style:text-properties officeooo:rsid="002887ed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officeooo:rsid="002b12d5"/>
    </style:style>
    <style:style style:name="T29" style:family="text">
      <style:text-properties fo:color="#3465a4"/>
    </style:style>
    <style:style style:name="T30" style:family="text">
      <style:text-properties officeooo:rsid="002ca86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9">ANALISI DEI RISCHI</text:span></text:p>
      <text:p text:style-name="P4"><text:span text:style-name="T29">PROGETTO DVD BIBLIOTECA</text:span></text:p>
      <text:p text:style-name="P1"/>
      <text:p text:style-name="P1"/>
      <text:list xml:id="list3972239809" text:style-name="L1">
        <text:list-item>
          <text:p text:style-name="P8"><text:span text:style-name="T22"><text:s/></text:span><text:span text:style-name="T16">Guasto delle risorse e del materiale</text:span></text:p>
          <text:p text:style-name="P8"><text:span text:style-name="T22"/></text:p>
          <text:list>
            <text:list-item>
              <text:p text:style-name="P16"><text:span text:style-name="T8">Probabilità</text:span><text:span text:style-name="T6">: </text:span>modesta </text:p>
            </text:list-item>
            <text:list-item>
              <text:p text:style-name="P5"><text:span text:style-name="T22">Conseguenz</text:span><text:span text:style-name="T23">e</text:span>: <text:span text:style-name="T13">tollerabili</text:span></text:p>
              <text:p text:style-name="P5"/>
            </text:list-item>
            <text:list-item>
              <text:p text:style-name="P19"><text:span text:style-name="T9">Strategie per minimizzare/evitare il rischio </text:span><text:span text:style-name="T12">e piani precauzionali</text:span><text:span text:style-name="T9">:</text:span></text:p>
              <text:list>
                <text:list-header>
                  <text:p text:style-name="P17"><text:span text:style-name="T9">- </text:span><text:span text:style-name="T10">Avere una corretta e costante manutenzione del sistema</text:span></text:p>
                  <text:p text:style-name="P17"><text:span text:style-name="T9">- </text:span><text:span text:style-name="T11">Avere del personale adibito alla sostituzione/riparazione</text:span></text:p>
                </text:list-header>
              </text:list>
            </text:list-item>
          </text:list>
        </text:list-item>
      </text:list>
      <text:p text:style-name="P6"><text:tab/></text:p>
      <text:p text:style-name="P6"/>
      <text:list xml:id="list95915266333220" text:continue-numbering="true" text:style-name="L1">
        <text:list-item>
          <text:p text:style-name="P2">Folgorazione</text:p>
          <text:p text:style-name="P9"/>
          <text:list>
            <text:list-item>
              <text:p text:style-name="P5"><text:span text:style-name="T22">Probabilità</text:span>: <text:span text:style-name="T13">molto bassa</text:span></text:p>
            </text:list-item>
            <text:list-item>
              <text:p text:style-name="P5"><text:span text:style-name="T22">Conseguenz</text:span><text:span text:style-name="T23">e</text:span>: <text:span text:style-name="T13">serie</text:span></text:p>
              <text:p text:style-name="P5"/>
            </text:list-item>
          </text:list>
        </text:list-item>
      </text:list>
      <text:list xml:id="list2558249849" text:style-name="L11">
        <text:list-item>
          <text:list>
            <text:list-item>
              <text:p text:style-name="P14">Strategie per minimizzare/evitare il rischio <text:span text:style-name="T30">e piani precauzionali</text:span>:</text:p>
            </text:list-item>
          </text:list>
        </text:list-item>
      </text:list>
      <text:p text:style-name="P6"><text:tab/><text:tab/>- <text:span text:style-name="T18">Maneggiare attentamente i vari componenti elettronici</text:span></text:p>
      <text:p text:style-name="P6"><text:tab/><text:tab/>- <text:span text:style-name="T19">Formazione del personale</text:span></text:p>
      <text:p text:style-name="P6"><text:tab/><text:tab/>- <text:span text:style-name="T19">Avere a disposizione dispositivi di primo soccorso</text:span></text:p>
      <text:p text:style-name="P10"/>
      <text:p text:style-name="P10"/>
      <text:list xml:id="list95917088243189" text:continue-list="list95915266333220" text:style-name="L1">
        <text:list-item>
          <text:p text:style-name="P2">Indisposizione del personale</text:p>
          <text:p text:style-name="P9"/>
          <text:list>
            <text:list-item>
              <text:p text:style-name="P5"><text:span text:style-name="T22">Probabilità</text:span>: <text:span text:style-name="T13">modesta</text:span></text:p>
            </text:list-item>
            <text:list-item>
              <text:p text:style-name="P5"><text:span text:style-name="T22">Conseguenz</text:span><text:span text:style-name="T23">e</text:span>: <text:span text:style-name="T13">tollerabili</text:span></text:p>
              <text:p text:style-name="P5"/>
            </text:list-item>
          </text:list>
        </text:list-item>
      </text:list>
      <text:list xml:id="list506175234" text:style-name="L12">
        <text:list-item>
          <text:list>
            <text:list-item>
              <text:p text:style-name="P15">Strategie per minimizzare/evitare il rischio <text:span text:style-name="T30">e piani precauzionali</text:span>:</text:p>
            </text:list-item>
          </text:list>
        </text:list-item>
      </text:list>
      <text:p text:style-name="P6"><text:span text:style-name="T13"><text:tab/><text:tab/>- Ambiente di lavoro pulito e a norma.</text:span></text:p>
      <text:p text:style-name="P18"><text:span text:style-name="T5"><text:tab/><text:tab/>- Avere la possibilità di sostituire eventuali assenze</text:span></text:p>
      <text:p text:style-name="P18"><text:span text:style-name="T5"/></text:p>
      <text:p text:style-name="P10"/>
      <text:list xml:id="list95916008713792" text:continue-list="list95917088243189" text:style-name="L1">
        <text:list-item>
          <text:p text:style-name="P2">Eventi naturali catastrofici (trombe d’aria, terremoti, ecc...)</text:p>
          <text:p text:style-name="P9"/>
          <text:list>
            <text:list-item>
              <text:p text:style-name="P5"><text:span text:style-name="T22">Probabilità</text:span>: <text:span text:style-name="T13">molto bassa</text:span></text:p>
            </text:list-item>
            <text:list-item>
              <text:p text:style-name="P5"><text:span text:style-name="T22">Conseguenz</text:span><text:span text:style-name="T23">e</text:span>: <text:span text:style-name="T13">catastrofiche</text:span></text:p>
              <text:p text:style-name="P5"/>
            </text:list-item>
          </text:list>
        </text:list-item>
      </text:list>
      <text:list xml:id="list3673975825" text:style-name="L13">
        <text:list-item>
          <text:list>
            <text:list-item>
              <text:p text:style-name="P12"><text:span text:style-name="T24">S</text:span><text:span text:style-name="T22">trategie per minimizzare/evitare il rischio </text:span><text:span text:style-name="T25">e piani precauzionali</text:span><text:span text:style-name="T22">:</text:span></text:p>
            </text:list-item>
          </text:list>
        </text:list-item>
      </text:list>
      <text:p text:style-name="P6"><text:span text:style-name="T13"><text:tab/><text:tab/>- Costruzione di edifici antisismici</text:span></text:p>
      <text:p text:style-name="P6"><text:span text:style-name="T20"><text:tab/><text:tab/>- Avere un rifugio sicuro affianco al luogo di lavoro</text:span></text:p>
      <text:p text:style-name="P10"/>
      <text:p text:style-name="P10"/>
      <text:p text:style-name="P10"/>
      <text:p text:style-name="P10"/>
      <text:p text:style-name="P10"><text:soft-page-break/></text:p>
      <text:list xml:id="list95915503032058" text:continue-list="list95916008713792" text:style-name="L1">
        <text:list-item>
          <text:p text:style-name="P8"><text:s/><text:span text:style-name="T16">Imprevisti progettuali</text:span></text:p>
          <text:p text:style-name="P9"/>
          <text:list>
            <text:list-item>
              <text:p text:style-name="P5"><text:span text:style-name="T22">Probabilità</text:span>: <text:span text:style-name="T13">alta</text:span></text:p>
            </text:list-item>
            <text:list-item>
              <text:p text:style-name="P5"><text:span text:style-name="T22">Conseguenz</text:span><text:span text:style-name="T23">e</text:span>: <text:span text:style-name="T13">tollerabili</text:span></text:p>
              <text:p text:style-name="P5"/>
            </text:list-item>
          </text:list>
        </text:list-item>
      </text:list>
      <text:list xml:id="list2195510809" text:style-name="L14">
        <text:list-item>
          <text:list>
            <text:list-item>
              <text:p text:style-name="P13"><text:span text:style-name="T22">Strategie per minimizzare/evitare il rischio </text:span><text:span text:style-name="T25">e piani precauzionali</text:span><text:span text:style-name="T22">:</text:span></text:p>
            </text:list-item>
          </text:list>
        </text:list-item>
      </text:list>
      <text:p text:style-name="P11"><text:tab/><text:tab/>- Prestando attenzione a ciò che viene svolto</text:p>
      <text:p text:style-name="P11"><text:tab/><text:tab/>-<text:span text:style-name="T21"> Fare backup costanti<text:tab/><text:tab/></text:span></text:p>
      <text:p text:style-name="P7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>
      <style:text-properties fo:color="#000000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08:36:32.255000000</meta:creation-date>
    <dc:date>2019-02-16T09:58:25.616000000</dc:date>
    <meta:editing-duration>PT50M1S</meta:editing-duration>
    <meta:editing-cycles>16</meta:editing-cycles>
    <meta:generator>LibreOffice/6.1.3.2$Windows_X86_64 LibreOffice_project/86daf60bf00efa86ad547e59e09d6bb77c699acb</meta:generator>
    <meta:document-statistic meta:table-count="0" meta:image-count="0" meta:object-count="0" meta:page-count="2" meta:paragraph-count="40" meta:word-count="192" meta:character-count="1312" meta:non-whitespace-character-count="1154"/>
  </office:meta>
</office:document-meta>
</file>